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7.1097in" fo:break-before="page" table:align="left"/>
    </style:style>
    <style:style style:name="Table1.A" style:family="table-column">
      <style:table-column-properties style:column-width="1.559in"/>
    </style:style>
    <style:style style:name="Table1.B" style:family="table-column">
      <style:table-column-properties style:column-width="5.5507in"/>
    </style:style>
    <style:style style:name="Table1.A1" style:family="table-cell">
      <style:table-cell-properties style:vertical-align="" fo:background-color="transparent" fo:padding-left="0.0201in" fo:padding-right="0.0201in" fo:padding-top="0.0597in" fo:padding-bottom="0.0597in" fo:border="none">
        <style:background-image/>
      </style:table-cell-properties>
    </style:style>
    <style:style style:name="Table1.A13" style:family="table-cell">
      <style:table-cell-properties style:vertical-align="" fo:background-color="#cccccc" fo:padding-left="0.0201in" fo:padding-right="0.0201in" fo:padding-top="0.0597in" fo:padding-bottom="0.0597in" fo:border="none">
        <style:background-image/>
      </style:table-cell-properties>
    </style:style>
    <style:style style:name="P1" style:family="paragraph" style:parent-style-name="Standard">
      <style:paragraph-properties fo:text-align="end" style:justify-single-word="false"/>
      <style:text-properties style:font-name="Liberation Sans" fo:font-size="9pt" style:font-size-asian="9pt" style:font-size-complex="9pt"/>
    </style:style>
    <style:style style:name="P2" style:family="paragraph" style:parent-style-name="Table_20_Contents">
      <style:text-properties officeooo:rsid="001d9d57" officeooo:paragraph-rsid="001d9d57"/>
    </style:style>
    <style:style style:name="P3" style:family="paragraph" style:parent-style-name="Table_20_Contents">
      <style:text-properties officeooo:paragraph-rsid="00385dd5"/>
    </style:style>
    <style:style style:name="P4" style:family="paragraph" style:parent-style-name="Table_20_Contents">
      <style:text-properties officeooo:rsid="0012fb99" officeooo:paragraph-rsid="003a2109"/>
    </style:style>
    <style:style style:name="P5" style:family="paragraph" style:parent-style-name="Table_20_Contents">
      <style:text-properties officeooo:rsid="00341d49" officeooo:paragraph-rsid="00341d49"/>
    </style:style>
    <style:style style:name="P6" style:family="paragraph" style:parent-style-name="Table_20_Contents">
      <style:text-properties officeooo:rsid="00448770" officeooo:paragraph-rsid="00448770"/>
    </style:style>
    <style:style style:name="P7" style:family="paragraph" style:parent-style-name="Table_20_Contents">
      <style:text-properties officeooo:rsid="0044b54b" officeooo:paragraph-rsid="0044b54b"/>
    </style:style>
    <style:style style:name="P8" style:family="paragraph" style:parent-style-name="Table_20_Contents">
      <style:text-properties officeooo:rsid="00478af4" officeooo:paragraph-rsid="00478af4"/>
    </style:style>
    <style:style style:name="P9" style:family="paragraph" style:parent-style-name="Table_20_Contents">
      <style:text-properties officeooo:rsid="004f69b3" officeooo:paragraph-rsid="004f69b3"/>
    </style:style>
    <style:style style:name="P10" style:family="paragraph" style:parent-style-name="Table_20_Contents">
      <style:text-properties officeooo:paragraph-rsid="005ff2e4"/>
    </style:style>
    <style:style style:name="P11" style:family="paragraph" style:parent-style-name="Table_20_Contents">
      <style:text-properties officeooo:rsid="00513ff1" officeooo:paragraph-rsid="005ff2e4"/>
    </style:style>
    <style:style style:name="P12" style:family="paragraph" style:parent-style-name="Table_20_Contents">
      <style:text-properties officeooo:rsid="005ee6f5" officeooo:paragraph-rsid="00675838"/>
    </style:style>
    <style:style style:name="P13" style:family="paragraph" style:parent-style-name="Table_20_Contents">
      <style:text-properties officeooo:rsid="00675838" officeooo:paragraph-rsid="00675838"/>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officeooo:paragraph-rsid="006b3256"/>
    </style:style>
    <style:style style:name="P16" style:family="paragraph" style:parent-style-name="Table_20_Contents">
      <style:text-properties officeooo:rsid="0071074c" officeooo:paragraph-rsid="0071074c"/>
    </style:style>
    <style:style style:name="P17" style:family="paragraph" style:parent-style-name="Table_20_Contents">
      <style:text-properties officeooo:paragraph-rsid="0071074c"/>
    </style:style>
    <style:style style:name="P18" style:family="paragraph" style:parent-style-name="Heading_20_3">
      <style:text-properties officeooo:rsid="00271444" officeooo:paragraph-rsid="00271444"/>
    </style:style>
    <style:style style:name="P19" style:family="paragraph" style:parent-style-name="Heading_20_3">
      <style:text-properties officeooo:rsid="0044b54b" officeooo:paragraph-rsid="0044b54b"/>
    </style:style>
    <style:style style:name="T1" style:family="text">
      <style:text-properties fo:color="#000000" style:text-underline-style="none"/>
    </style:style>
    <style:style style:name="T2" style:family="text">
      <style:text-properties officeooo:rsid="002566b4"/>
    </style:style>
    <style:style style:name="T3" style:family="text">
      <style:text-properties officeooo:rsid="002627cb"/>
    </style:style>
    <style:style style:name="T4" style:family="text">
      <style:text-properties officeooo:rsid="0028375b"/>
    </style:style>
    <style:style style:name="T5" style:family="text">
      <style:text-properties fo:font-weight="normal" officeooo:rsid="002627cb" style:font-weight-asian="normal" style:font-weight-complex="normal"/>
    </style:style>
    <style:style style:name="T6" style:family="text">
      <style:text-properties fo:font-weight="normal" officeooo:rsid="00271444" style:font-weight-asian="normal" style:font-weight-complex="normal"/>
    </style:style>
    <style:style style:name="T7" style:family="text">
      <style:text-properties fo:font-weight="normal" officeooo:rsid="002c7289" style:font-weight-asian="normal" style:font-weight-complex="normal"/>
    </style:style>
    <style:style style:name="T8" style:family="text">
      <style:text-properties fo:font-weight="normal" officeooo:rsid="003e611a" style:font-weight-asian="normal" style:font-weight-complex="normal"/>
    </style:style>
    <style:style style:name="T9" style:family="text">
      <style:text-properties officeooo:rsid="002a3825"/>
    </style:style>
    <style:style style:name="T10" style:family="text">
      <style:text-properties officeooo:rsid="002c7289"/>
    </style:style>
    <style:style style:name="T11" style:family="text">
      <style:text-properties officeooo:rsid="002e6a7d"/>
    </style:style>
    <style:style style:name="T12" style:family="text">
      <style:text-properties officeooo:rsid="002e994a"/>
    </style:style>
    <style:style style:name="T13" style:family="text">
      <style:text-properties officeooo:rsid="00311613"/>
    </style:style>
    <style:style style:name="T14" style:family="text">
      <style:text-properties officeooo:rsid="0031bc1e"/>
    </style:style>
    <style:style style:name="T15" style:family="text">
      <style:text-properties officeooo:rsid="0032c782"/>
    </style:style>
    <style:style style:name="T16" style:family="text">
      <style:text-properties officeooo:rsid="0033b4a9"/>
    </style:style>
    <style:style style:name="T17" style:family="text">
      <style:text-properties officeooo:rsid="0035152f"/>
    </style:style>
    <style:style style:name="T18" style:family="text">
      <style:text-properties officeooo:rsid="00364836"/>
    </style:style>
    <style:style style:name="T19" style:family="text">
      <style:text-properties officeooo:rsid="003ae029"/>
    </style:style>
    <style:style style:name="T20" style:family="text">
      <style:text-properties officeooo:rsid="003e611a"/>
    </style:style>
    <style:style style:name="T21" style:family="text">
      <style:text-properties officeooo:rsid="003fb0f7"/>
    </style:style>
    <style:style style:name="T22" style:family="text">
      <style:text-properties officeooo:rsid="004ba381"/>
    </style:style>
    <style:style style:name="T23" style:family="text">
      <style:text-properties officeooo:rsid="004d2e7c"/>
    </style:style>
    <style:style style:name="T24" style:family="text">
      <style:text-properties officeooo:rsid="00525430"/>
    </style:style>
    <style:style style:name="T25" style:family="text">
      <style:text-properties officeooo:rsid="0052f89f"/>
    </style:style>
    <style:style style:name="T26" style:family="text">
      <style:text-properties officeooo:rsid="0054a928"/>
    </style:style>
    <style:style style:name="T27" style:family="text">
      <style:text-properties officeooo:rsid="00573d3c"/>
    </style:style>
    <style:style style:name="T28" style:family="text">
      <style:text-properties officeooo:rsid="005a9ec0"/>
    </style:style>
    <style:style style:name="T29" style:family="text">
      <style:text-properties officeooo:rsid="00662eb1"/>
    </style:style>
    <style:style style:name="T30" style:family="text">
      <style:text-properties officeooo:rsid="007224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Name</text:p>
          </table:table-cell>
          <table:table-cell table:style-name="Table1.A1" office:value-type="string">
            <text:p text:style-name="Table_20_Contents">Michael Ackermann</text:p>
          </table:table-cell>
        </table:table-row>
        <table:table-row>
          <table:table-cell table:style-name="Table1.A1" office:value-type="string">
            <text:p text:style-name="Table_20_Contents">Date of Birth</text:p>
          </table:table-cell>
          <table:table-cell table:style-name="Table1.A1" office:value-type="string">
            <text:p text:style-name="Table_20_Contents">11 November 1981</text:p>
          </table:table-cell>
        </table:table-row>
        <table:table-row>
          <table:table-cell table:style-name="Table1.A1" office:value-type="string">
            <text:p text:style-name="Table_20_Contents">Nationality</text:p>
          </table:table-cell>
          <table:table-cell table:style-name="Table1.A1" office:value-type="string">
            <text:p text:style-name="Table_20_Contents">Deutsch</text:p>
          </table:table-cell>
        </table:table-row>
        <table:table-row>
          <table:table-cell table:style-name="Table1.A1" office:value-type="string">
            <text:p text:style-name="Table_20_Contents">Studies</text:p>
          </table:table-cell>
          <table:table-cell table:style-name="Table1.A1" office:value-type="string">
            <text:p text:style-name="Table_20_Contents">Telecommunications and computer science</text:p>
          </table:table-cell>
        </table:table-row>
        <table:table-row>
          <table:table-cell table:style-name="Table1.A1" office:value-type="string">
            <text:p text:style-name="Table_20_Contents">WebSite</text:p>
          </table:table-cell>
          <table:table-cell table:style-name="Table1.A1" office:value-type="string">
            <text:p text:style-name="Table_20_Contents"><text:a xlink:type="simple" xlink:href="http://www.padwalker.com/" text:style-name="Internet_20_link" text:visited-style-name="Visited_20_Internet_20_Link">www.padwalker.com</text:a><text:span text:style-name="T1"> </text:span></text:p>
          </table:table-cell>
        </table:table-row>
        <table:table-row>
          <table:table-cell table:style-name="Table1.A1" office:value-type="string">
            <text:p text:style-name="P16">Social</text:p>
          </table:table-cell>
          <table:table-cell table:style-name="Table1.A1" office:value-type="string">
            <text:p text:style-name="P17"><text:a xlink:type="simple" xlink:href="https://github.com/agg1" text:style-name="Internet_20_link" text:visited-style-name="Visited_20_Internet_20_Link"><text:span text:style-name="T30">github.com/agg1</text:span></text:a></text:p>
          </table:table-cell>
        </table:table-row>
        <table:table-row>
          <table:table-cell table:style-name="Table1.A1" table:number-columns-spanned="2" office:value-type="string">
            <text:h text:style-name="Heading_20_3" text:outline-level="3">Skill Profile</text:h>
          </table:table-cell>
          <table:covered-table-cell/>
        </table:table-row>
        <table:table-row>
          <table:table-cell table:style-name="Table1.A1" office:value-type="string">
            <text:p text:style-name="Table_20_Contents">Software Development</text:p>
          </table:table-cell>
          <table:table-cell table:style-name="Table1.A1" office:value-type="string">
            <text:p text:style-name="P10">Application development with the Spring framework, Liferay enterprise portal technology, <text:span text:style-name="T22">various persistence frameworks and templating systems</text:span>, ANSI SQL</text:p>
            <text:p text:style-name="P11">Search Engine Technology and Natural Language Processing</text:p>
          </table:table-cell>
        </table:table-row>
        <table:table-row>
          <table:table-cell table:style-name="Table1.A1" office:value-type="string">
            <text:p text:style-name="Table_20_Contents">Continuous Integration</text:p>
            <text:p text:style-name="P5">and</text:p>
            <text:p text:style-name="Table_20_Contents">Release Management</text:p>
          </table:table-cell>
          <table:table-cell table:style-name="Table1.A1" office:value-type="string">
            <text:p text:style-name="Table_20_Contents">Design and implementation of SCM solutions with Jenkins</text:p>
            <text:p text:style-name="Table_20_Contents">Repository administration and maintenance of Subversion, GIT, Perforce, Merant PVCS systems</text:p>
            <text:p text:style-name="Table_20_Contents">Build system implementations with CMake and related macro languages</text:p>
          </table:table-cell>
        </table:table-row>
        <table:table-row>
          <table:table-cell table:style-name="Table1.A1" office:value-type="string">
            <text:p text:style-name="Table_20_Contents">Software Project Management</text:p>
          </table:table-cell>
          <table:table-cell table:style-name="Table1.A1" office:value-type="string">
            <text:p text:style-name="Table_20_Contents">Recent technical lead of <text:span text:style-name="T23">three</text:span> small software development teams of trainees</text:p>
            <text:p text:style-name="P6">Practical implementation of software engineering best practices</text:p>
            <text:p text:style-name="Table_20_Contents">Support with <text:span text:style-name="T14">the</text:span> introduc<text:span text:style-name="T14">tion of</text:span> <text:span text:style-name="T15">an agile </text:span>ticket and review based software development process</text:p>
          </table:table-cell>
        </table:table-row>
        <table:table-row>
          <table:table-cell table:style-name="Table1.A1" office:value-type="string">
            <text:p text:style-name="Table_20_Contents">Network and System Administration</text:p>
          </table:table-cell>
          <table:table-cell table:style-name="Table1.A1" office:value-type="string">
            <text:p text:style-name="Table_20_Contents">Administration of Linux and Unix-like systems, database systems, Apache web and Tomcat servers, BSD PF and I<text:span text:style-name="T4">P</text:span>tables firewalls, <text:span text:style-name="T4">VPN gateways and proxies</text:span>, <text:span text:style-name="T4">Qmail mail servers, s</text:span>cripting with Perl, Shell <text:span text:style-name="T20">s</text:span>cript <text:span text:style-name="T4">and </text:span>Pytho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3" table:number-columns-spanned="2" office:value-type="string">
            <text:h text:style-name="P18" text:outline-level="3">Career</text:h>
          </table:table-cell>
          <table:covered-table-cell/>
        </table:table-row>
        <table:table-row>
          <table:table-cell table:style-name="Table1.A1" office:value-type="string">
            <text:p text:style-name="P12">September 2016 -</text:p>
            <text:p text:style-name="P13">January 2017</text:p>
          </table:table-cell>
          <table:table-cell table:style-name="Table1.A1" office:value-type="string">
            <text:p text:style-name="Table_20_Contents">System call tracing and profiling</text:p>
            <text:p text:style-name="Table_20_Contents">Crypto-Related patches</text:p>
            <text:p text:style-name="Table_20_Contents">Gentoo Hardened LiveCD Project</text:p>
            <text:p text:style-name="Table_20_Contents">WebSite</text:p>
          </table:table-cell>
        </table:table-row>
        <table:table-row>
          <table:table-cell table:style-name="Table1.A1" office:value-type="string">
            <text:p text:style-name="P9">Ma<text:span text:style-name="T26">y</text:span> 2015 -</text:p>
            <text:p text:style-name="P9">September 2016</text:p>
          </table:table-cell>
          <table:table-cell table:style-name="Table1.A1" office:value-type="string">
            <text:p text:style-name="P14">Development of Search Engine Technology <text:span text:style-name="T24">for automated Document Retrieval and Categorization</text:span></text:p>
            <text:p text:style-name="Table_20_Contents">Specification and full re-implementation of an expert system for automated docume<text:span text:style-name="T27">n</text:span>t categorization, text analysis, classification</text:p>
            <text:p text:style-name="Table_20_Contents">Design and implementation of <text:span text:style-name="T25">scalable</text:span> multi-threaded text analysis algorithms</text:p>
            <text:p text:style-name="Table_20_Contents">Design and implementation of the system architecture with the Spring-Framework and a NoSQL data store in a cluster environment</text:p>
            <text:p text:style-name="Table_20_Contents">Design and implementation of a JSON/REST web service, test, documentation, release management, software deployment, cluster administration</text:p>
            <text:p text:style-name="Table_20_Contents">Production tests with pharmacovigilance data, BAfS <text:span text:style-name="T28">data</text:span>, GEO location service</text:p>
          </table:table-cell>
        </table:table-row>
        <table:table-row>
          <table:table-cell table:style-name="Table1.A1" office:value-type="string">
            <text:p text:style-name="P6">January 2015 - </text:p>
            <text:p text:style-name="P6">March 2015</text:p>
          </table:table-cell>
          <table:table-cell table:style-name="Table1.A1" office:value-type="string">
            <text:p text:style-name="P14">Theoretical Physics</text:p>
            <text:p text:style-name="Table_20_Contents">Disproof of Albert Einsteins special relativity theory, alternative model for the general relativity theory, disproof of the standard cosmology model and critical review of the standard particle physics model</text:p>
            <text:p text:style-name="Table_20_Contents">Thoughts on electromagnetism concerning the “Grand Unified Theory” and nuclear technology</text:p>
          </table:table-cell>
        </table:table-row>
        <table:table-row>
          <table:table-cell table:style-name="Table1.A1" office:value-type="string">
            <text:p text:style-name="P6">October 2014 – </text:p>
            <text:p text:style-name="P6">November 2014</text:p>
          </table:table-cell>
          <table:table-cell table:style-name="Table1.A1" office:value-type="string">
            <text:p text:style-name="P14">Continuous Integration Consultant for Apris GmbH</text:p>
            <text:p text:style-name="Table_20_Contents">Review of the current release management and software development processes concerning software engineering best practices and quality</text:p>
            <text:p text:style-name="Table_20_Contents">Design and implementation of a continuous integration landscape, release planning and coordination of the external software developers in eastern Europe</text:p>
            <text:p text:style-name="Table_20_Contents">Handover of a Jenkins system for fully automated build and test system deployment </text:p>
            <text:p text:style-name="Table_20_Contents">Concept for the reimplementation of distributed system RPC mechanisms to improve application stability and performance and to integrate public health care IT services such as billing and validation of patient record compliance</text:p>
            <text:p text:style-name="Table_20_Contents">Concept to modularize the software according to common software architecture <text:soft-page-break/>practices with a Java enterprise framework</text:p>
          </table:table-cell>
        </table:table-row>
        <table:table-row>
          <table:table-cell table:style-name="Table1.A1" office:value-type="string">
            <text:p text:style-name="P4">Januar 2014 – </text:p>
            <text:p text:style-name="P4"><text:span text:style-name="T2">June</text:span> 2014</text:p>
          </table:table-cell>
          <table:table-cell table:style-name="Table1.A1" office:value-type="string">
            <text:p text:style-name="Table_20_Contents">Development with OpenSource Software <text:span text:style-name="T12">in Nuremberg</text:span></text:p>
            <text:p text:style-name="Table_20_Contents">Please refer to the projects references for details</text:p>
          </table:table-cell>
        </table:table-row>
        <table:table-row>
          <table:table-cell table:style-name="Table1.A1" office:value-type="string">
            <text:p text:style-name="P2">October 2013 – </text:p>
            <text:p text:style-name="P2">November 2013</text:p>
          </table:table-cell>
          <table:table-cell table:style-name="Table1.A1" office:value-type="string">
            <text:p text:style-name="P14"><text:span text:style-name="T17">Continuous Integration Consultant for </text:span>Technisat Digital GmbH <text:span text:style-name="T3">- </text:span></text:p>
            <text:p text:style-name="P14">Automotive Infotainment in Dresden</text:p>
            <text:p text:style-name="Table_20_Contents">Optimization of the software integration process and concept to reduce the efforts of daily integration process</text:p>
            <text:p text:style-name="Table_20_Contents">Planning of the infrastructure, <text:span text:style-name="T3">Introduction</text:span> of ticket-based work in the software integration team</text:p>
          </table:table-cell>
        </table:table-row>
        <table:table-row>
          <table:table-cell table:style-name="Table1.A1" office:value-type="string">
            <text:p text:style-name="P3">Mai 2011 – </text:p>
            <text:p text:style-name="P3">September 2013</text:p>
          </table:table-cell>
          <table:table-cell table:style-name="Table1.A1" office:value-type="string">
            <text:p text:style-name="P14">Abidat GmbH <text:span text:style-name="T19">in Nuremberg</text:span></text:p>
            <text:p text:style-name="Table_20_Contents">Development of an enterprise email marketing software</text:p>
            <text:p text:style-name="Table_20_Contents">Development of an enterprise collaboration software</text:p>
            <text:p text:style-name="Table_20_Contents"><text:span text:style-name="T5">Linux </text:span><text:span text:style-name="T6">s</text:span><text:span text:style-name="T5">erver </text:span><text:span text:style-name="T6">a</text:span><text:span text:style-name="T5">dministration</text:span></text:p>
          </table:table-cell>
        </table:table-row>
        <table:table-row>
          <table:table-cell table:style-name="Table1.A1" office:value-type="string">
            <text:p text:style-name="P3">April 2012 – </text:p>
            <text:p text:style-name="P3">July 2013</text:p>
          </table:table-cell>
          <table:table-cell table:style-name="Table1.A1" office:value-type="string">
            <text:p text:style-name="P14"><text:span text:style-name="T18">Continuous Integration Consultant for </text:span>e.Solutions GmbH – </text:p>
            <text:p text:style-name="P14">Automotive Infotainment <text:span text:style-name="T12">in Erlangen</text:span></text:p>
            <text:p text:style-name="Table_20_Contents">Design and implementation of the continuous integration landscape</text:p>
            <text:p text:style-name="Table_20_Contents">Test automation</text:p>
            <text:p text:style-name="Table_20_Contents">Web application development</text:p>
            <text:p text:style-name="Table_20_Contents">System administration</text:p>
          </table:table-cell>
        </table:table-row>
        <table:table-row>
          <table:table-cell table:style-name="Table1.A1" office:value-type="string">
            <text:p text:style-name="Table_20_Contents">September 2012 – </text:p>
            <text:p text:style-name="Table_20_Contents">December 2012</text:p>
          </table:table-cell>
          <table:table-cell table:style-name="Table1.A1" office:value-type="string">
            <text:p text:style-name="P14"><text:span text:style-name="T9">Continous Integration consultant for</text:span> Hager Group SE – </text:p>
            <text:p text:style-name="P14">Facility Automation <text:span text:style-name="T12">in Karlsruhe</text:span></text:p>
            <text:p text:style-name="Table_20_Contents">Design and implementation of the continuous integration landscape with Jenkins</text:p>
            <text:p text:style-name="Table_20_Contents">Test automation</text:p>
            <text:p text:style-name="Table_20_Contents">Source Code Management system maintenance, branching and migration concept</text:p>
          </table:table-cell>
        </table:table-row>
        <table:table-row>
          <table:table-cell table:style-name="Table1.A1" office:value-type="string">
            <text:p text:style-name="P3">April 2010 – </text:p>
            <text:p text:style-name="P3">April 2011</text:p>
          </table:table-cell>
          <table:table-cell table:style-name="Table1.A1" office:value-type="string">
            <text:p text:style-name="P14">Internetagentur Schott GmbH - </text:p>
            <text:p text:style-name="P14">Satellite Internet Service Provider <text:span text:style-name="T12">in Bamberg</text:span></text:p>
            <text:p text:style-name="Table_20_Contents">Development of the SatspeedDSLAM dynamic satellite traffic shaping system</text:p>
            <text:p text:style-name="Table_20_Contents">Web application development of the Account Management System including business process automation</text:p>
            <text:p text:style-name="Table_20_Contents">Server Administration of mail, web, voip and proxy servers</text:p>
          </table:table-cell>
        </table:table-row>
        <table:table-row>
          <table:table-cell table:style-name="Table1.A1" office:value-type="string">
            <text:p text:style-name="Table_20_Contents">April 2009</text:p>
          </table:table-cell>
          <table:table-cell table:style-name="Table1.A1" office:value-type="string">
            <text:p text:style-name="P14">Institut für Talentenwicklung GmbH – </text:p>
            <text:p text:style-name="P14">Trade Fair Planning <text:span text:style-name="T10">Software Development in Leipzig</text:span></text:p>
            <text:p text:style-name="Table_20_Contents"><text:span text:style-name="T7">.Net </text:span><text:span text:style-name="T8">a</text:span><text:span text:style-name="T7">pplication development</text:span></text:p>
          </table:table-cell>
        </table:table-row>
        <table:table-row>
          <table:table-cell table:style-name="Table1.A1" office:value-type="string">
            <text:p text:style-name="P3">July 2008 – </text:p>
            <text:p text:style-name="P3">December 2009</text:p>
          </table:table-cell>
          <table:table-cell table:style-name="Table1.A1" office:value-type="string">
            <text:p text:style-name="P14">Pflegedienst Smerling GmbH – Geriatric Health Care Administration Software <text:span text:style-name="T12">in Leipzig</text:span></text:p>
            <text:p text:style-name="Table_20_Contents">Assistance with the introduction of a complex accounting software based on VisualFox Pro</text:p>
          </table:table-cell>
        </table:table-row>
        <table:table-row>
          <table:table-cell table:style-name="Table1.A1" office:value-type="string">
            <text:p text:style-name="P3">August 2009 – </text:p>
            <text:p text:style-name="P3">March 2010</text:p>
          </table:table-cell>
          <table:table-cell table:style-name="Table1.A1" office:value-type="string">
            <text:p text:style-name="P14">Hardened Linux Distribution Development <text:span text:style-name="T12">in Leipzig</text:span></text:p>
            <text:p text:style-name="Table_20_Contents">Development of a hardened GNU Linux distribution</text:p>
          </table:table-cell>
        </table:table-row>
        <table:table-row>
          <table:table-cell table:style-name="Table1.A1" office:value-type="string">
            <text:p text:style-name="Table_20_Contents">May 2009</text:p>
          </table:table-cell>
          <table:table-cell table:style-name="Table1.A1" office:value-type="string">
            <text:p text:style-name="P14">TCP DNS Random Resolver Daemon <text:span text:style-name="T12">in Leipzig</text:span></text:p>
            <text:p text:style-name="Table_20_Contents">Concept and implementation <text:span text:style-name="T13">of a reasonable way </text:span>to evade “DNS filters”</text:p>
          </table:table-cell>
        </table:table-row>
        <table:table-row>
          <table:table-cell table:style-name="Table1.A1" office:value-type="string">
            <text:p text:style-name="Table_20_Contents">September 2008 – </text:p>
            <text:p text:style-name="Table_20_Contents">December 2008</text:p>
          </table:table-cell>
          <table:table-cell table:style-name="Table1.A1" office:value-type="string">
            <text:p text:style-name="P14">Microsoft Technology Specialist Certifications <text:span text:style-name="T12">in Leipzig</text:span></text:p>
            <text:p text:style-name="Table_20_Contents">SQLServer 2005 <text:span text:style-name="T20">a</text:span>dministration</text:p>
            <text:p text:style-name="Table_20_Contents">Web <text:span text:style-name="T20">d</text:span>evelopment with C#/.Net and ASP/.Net</text:p>
            <text:p text:style-name="Table_20_Contents">Business <text:span text:style-name="T20">i</text:span>ntelligence with Microsoft SQLServer 2005</text:p>
          </table:table-cell>
        </table:table-row>
        <table:table-row>
          <table:table-cell table:style-name="Table1.A1" office:value-type="string">
            <text:p text:style-name="P3">February 2008 – </text:p>
            <text:p text:style-name="P3">April 2008</text:p>
          </table:table-cell>
          <table:table-cell table:style-name="Table1.A1" office:value-type="string">
            <text:p text:style-name="P14">Alfavision GmbH – Industrial Image Processing <text:span text:style-name="T11">in Passau</text:span></text:p>
            <text:p text:style-name="Table_20_Contents">Software development with C and C++</text:p>
          </table:table-cell>
        </table:table-row>
        <table:table-row>
          <table:table-cell table:style-name="Table1.A1" office:value-type="string">
            <text:p text:style-name="P3">April 2007 – </text:p>
            <text:p text:style-name="P3">June 2007</text:p>
          </table:table-cell>
          <table:table-cell table:style-name="Table1.A1" office:value-type="string">
            <text:p text:style-name="P14">ICAM Systems GmbH Insurance Control and Management Systems <text:span text:style-name="T11">in Leipzig</text:span></text:p>
            <text:p text:style-name="Table_20_Contents">Web services development</text:p>
          </table:table-cell>
        </table:table-row>
        <table:table-row>
          <table:table-cell table:style-name="Table1.A1" office:value-type="string">
            <text:p text:style-name="Table_20_Contents">2006 – 2007</text:p>
          </table:table-cell>
          <table:table-cell table:style-name="Table1.A1" office:value-type="string">
            <text:p text:style-name="P14">Side Jobs <text:span text:style-name="T11">in Leipzig and Berlin</text:span></text:p>
            <text:p text:style-name="Table_20_Contents">Event security services, car recycling</text:p>
          </table:table-cell>
        </table:table-row>
        <table:table-row>
          <table:table-cell table:style-name="Table1.A1" office:value-type="string">
            <text:p text:style-name="Table_20_Contents">2002 – 2005</text:p>
          </table:table-cell>
          <table:table-cell table:style-name="Table1.A1" office:value-type="string">
            <text:p text:style-name="P14">Student Projects <text:span text:style-name="T11">in Leipzig</text:span></text:p>
            <text:p text:style-name="Table_20_Contents">Implementation of the “Berlin Clock”</text:p>
            <text:p text:style-name="Table_20_Contents">Implementation of Neuronal Network algorithms</text:p>
            <text:p text:style-name="Table_20_Contents"><text:soft-page-break/>Documentation of the campus network</text:p>
            <text:p text:style-name="Table_20_Contents">Implementation of the Jacob<text:span text:style-name="T16">i</text:span> numerical algorithm</text:p>
          </table:table-cell>
        </table:table-row>
        <table:table-row>
          <table:table-cell table:style-name="Table1.A1" office:value-type="string">
            <text:p text:style-name="P3">April 2004 – </text:p>
            <text:p text:style-name="P3">August 2004</text:p>
          </table:table-cell>
          <table:table-cell table:style-name="Table1.A1" office:value-type="string">
            <text:p text:style-name="P14">Traineeship at T-Mobile Austria Core Network Operations and Service Development <text:span text:style-name="T11">in Vienna</text:span></text:p>
            <text:p text:style-name="Table_20_Contents">Documentation of mobile call signaling protocols</text:p>
            <text:p text:style-name="Table_20_Contents">WAP-Proxy network traffic prognosis calculation</text:p>
            <text:p text:style-name="Table_20_Contents">Documentation of the equipment of mobile switching centers</text:p>
          </table:table-cell>
        </table:table-row>
        <table:table-row>
          <table:table-cell table:style-name="Table1.A1" office:value-type="string">
            <text:p text:style-name="Table_20_Contents">July 2001</text:p>
          </table:table-cell>
          <table:table-cell table:style-name="Table1.A1" office:value-type="string">
            <text:p text:style-name="P14">Traineeship at MTG Telekommunikationstechnik GmbH <text:span text:style-name="T11">in Leipzig</text:span></text:p>
            <text:p text:style-name="Table_20_Contents">Insight into fire detection, video observation systems and telephone facility installation</text:p>
          </table:table-cell>
        </table:table-row>
        <table:table-row>
          <table:table-cell table:style-name="Table1.A1" office:value-type="string">
            <text:p text:style-name="Table_20_Contents">July 2000</text:p>
          </table:table-cell>
          <table:table-cell table:style-name="Table1.A1" office:value-type="string">
            <text:p text:style-name="P14">Traineeship at BeMaTec GmbH <text:span text:style-name="T11">in Leipzig</text:span></text:p>
            <text:p text:style-name="Table_20_Contents">Insight into concrete machine installations</text:p>
          </table:table-cell>
        </table:table-row>
        <table:table-row>
          <table:table-cell table:style-name="Table1.A1" office:value-type="string">
            <text:p text:style-name="Table_20_Contents">December 1997</text:p>
          </table:table-cell>
          <table:table-cell table:style-name="Table1.A1" office:value-type="string">
            <text:p text:style-name="P14">Traineeship at STS Spectrum Text -und Datensysteme GmbH <text:span text:style-name="T11">in Leipzig</text:span></text:p>
            <text:p text:style-name="Table_20_Contents">PC <text:span text:style-name="T21">h</text:span>ardware and <text:span text:style-name="T21">s</text:span>oftware installation</text:p>
            <text:p text:style-name="Table_20_Contents">Insight into stock-keeping</text:p>
            <text:p text:style-name="Table_20_Contents"/>
          </table:table-cell>
        </table:table-row>
        <table:table-row>
          <table:table-cell table:style-name="Table1.A13" table:number-columns-spanned="2" office:value-type="string">
            <text:h text:style-name="Heading_20_3" text:outline-level="3">Education</text:h>
          </table:table-cell>
          <table:covered-table-cell/>
        </table:table-row>
        <table:table-row>
          <table:table-cell table:style-name="Table1.A1" office:value-type="string">
            <text:p text:style-name="P3">October 2006 – </text:p>
            <text:p text:style-name="P3">February 2007</text:p>
          </table:table-cell>
          <table:table-cell table:style-name="Table1.A1" office:value-type="string">
            <text:p text:style-name="P14">HTWK Leipzig</text:p>
            <text:p text:style-name="Table_20_Contents">Studies of computer science</text:p>
          </table:table-cell>
        </table:table-row>
        <table:table-row>
          <table:table-cell table:style-name="Table1.A1" office:value-type="string">
            <text:p text:style-name="Table_20_Contents">September 2001 – February 2005</text:p>
          </table:table-cell>
          <table:table-cell table:style-name="Table1.A1" office:value-type="string">
            <text:p text:style-name="P14">Deutsche Telekom AG Universtity of Applied Sciences <text:span text:style-name="T11">Leipzig</text:span></text:p>
            <text:p text:style-name="Table_20_Contents">Studies of telecommunications and computer science</text:p>
            <text:p text:style-name="Table_20_Contents">Interim diploma (Bachelor) degree grade A</text:p>
          </table:table-cell>
        </table:table-row>
        <table:table-row>
          <table:table-cell table:style-name="Table1.A1" office:value-type="string">
            <text:p text:style-name="P3">September 1993 – </text:p>
            <text:p text:style-name="P3">July 2000</text:p>
          </table:table-cell>
          <table:table-cell table:style-name="Table1.A1" office:value-type="string">
            <text:p text:style-name="P14">F.-A.-Brockhaus Grammar School <text:span text:style-name="T11">Leipzig</text:span></text:p>
            <text:p text:style-name="Table_20_Contents">Specialization courses mathematics and physics</text:p>
            <text:p text:style-name="Table_20_Contents">A-Level diploma grade B</text:p>
          </table:table-cell>
        </table:table-row>
        <table:table-row>
          <table:table-cell table:style-name="Table1.A13" table:number-columns-spanned="2" office:value-type="string">
            <text:h text:style-name="Heading_20_3" text:outline-level="3">Languages</text:h>
          </table:table-cell>
          <table:covered-table-cell/>
        </table:table-row>
        <table:table-row>
          <table:table-cell table:style-name="Table1.A1" office:value-type="string">
            <text:p text:style-name="Table_20_Contents">English</text:p>
          </table:table-cell>
          <table:table-cell table:style-name="Table1.A1" office:value-type="string">
            <text:p text:style-name="Table_20_Contents">Excellent</text:p>
          </table:table-cell>
        </table:table-row>
        <table:table-row>
          <table:table-cell table:style-name="Table1.A1" office:value-type="string">
            <text:p text:style-name="Table_20_Contents">German</text:p>
          </table:table-cell>
          <table:table-cell table:style-name="Table1.A1" office:value-type="string">
            <text:p text:style-name="Table_20_Contents">Native speaker</text:p>
          </table:table-cell>
        </table:table-row>
        <table:table-row>
          <table:table-cell table:style-name="Table1.A1" office:value-type="string">
            <text:p text:style-name="P7">Russian</text:p>
          </table:table-cell>
          <table:table-cell table:style-name="Table1.A1" office:value-type="string">
            <text:p text:style-name="Table_20_Contents">Basic knowledge</text:p>
          </table:table-cell>
        </table:table-row>
        <table:table-row>
          <table:table-cell table:style-name="Table1.A13" table:number-columns-spanned="2" office:value-type="string">
            <text:h text:style-name="Heading_20_3" text:outline-level="3">College Activities</text:h>
          </table:table-cell>
          <table:covered-table-cell/>
        </table:table-row>
        <table:table-row>
          <table:table-cell table:style-name="Table1.A1" office:value-type="string">
            <text:p text:style-name="Table_20_Contents">2005</text:p>
          </table:table-cell>
          <table:table-cell table:style-name="Table1.A1" office:value-type="string">
            <text:p text:style-name="Table_20_Contents">Tandem with exchange student</text:p>
          </table:table-cell>
        </table:table-row>
        <table:table-row>
          <table:table-cell table:style-name="Table1.A1" office:value-type="string">
            <text:p text:style-name="Table_20_Contents">2002 – 2004</text:p>
          </table:table-cell>
          <table:table-cell table:style-name="Table1.A1" office:value-type="string">
            <text:p text:style-name="Table_20_Contents">Physics tutorial for first year students</text:p>
          </table:table-cell>
        </table:table-row>
        <table:table-row>
          <table:table-cell table:style-name="Table1.A1" office:value-type="string">
            <text:p text:style-name="Table_20_Contents">2003</text:p>
          </table:table-cell>
          <table:table-cell table:style-name="Table1.A1" office:value-type="string">
            <text:p text:style-name="Table_20_Contents">Presentations of the university to potential grammar school graduates at the Brockhaus Grammar School</text:p>
          </table:table-cell>
        </table:table-row>
        <table:table-row>
          <table:table-cell table:style-name="Table1.A13" table:number-columns-spanned="2" office:value-type="string">
            <text:h text:style-name="Heading_20_3" text:outline-level="3">Civic Duty</text:h>
          </table:table-cell>
          <table:covered-table-cell/>
        </table:table-row>
        <table:table-row>
          <table:table-cell table:style-name="Table1.A1" office:value-type="string">
            <text:p text:style-name="P15">August 200 </text:p>
            <text:p text:style-name="P15">– June 2001</text:p>
          </table:table-cell>
          <table:table-cell table:style-name="Table1.A1" office:value-type="string">
            <text:p text:style-name="Table_20_Contents">Dish washing and <text:span text:style-name="T29">janitor</text:span> at the Infant Recreation Center Sylt</text:p>
            <text:p text:style-name="Table_20_Contents">Geriatric care at the German Red Cross Geriatric Hospital Leipzig</text:p>
          </table:table-cell>
        </table:table-row>
        <table:table-row>
          <table:table-cell table:style-name="Table1.A13" table:number-columns-spanned="2" office:value-type="string">
            <text:h text:style-name="P19" text:outline-level="3">Hobbys</text:h>
          </table:table-cell>
          <table:covered-table-cell/>
        </table:table-row>
        <table:table-row>
          <table:table-cell table:style-name="Table1.A1" table:number-columns-spanned="2" office:value-type="string">
            <text:p text:style-name="P8">Cycling, science fiction</text:p>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left="0.2in" fo:margin-right="0in" fo:margin-top="0.0799in" fo:margin-bottom="0.0799in" loext:contextual-spacing="false" fo:text-indent="-0.2in" style:auto-text-indent="false">
        <style:tab-stops/>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left="0.0402in" fo:margin-right="0.0402in" fo:margin-top="0in" fo:margin-bottom="0in" loext:contextual-spacing="false" fo:text-indent="0in" style:auto-text-indent="false" text:number-lines="false" text:line-number="0"/>
      <style:text-properties style:font-name="Liberation Sans1"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master-page-name="">
      <loext:graphic-properties draw:fill="none" draw:fill-color="#cfe7f5"/>
      <style:paragraph-properties fo:text-align="start" style:justify-single-word="false" style:page-number="auto" fo:background-color="transparent" style:shadow="none" text:number-lines="false" text:line-number="0">
        <style:tab-stops/>
      </style:paragraph-properties>
      <style:text-properties fo:font-weight="bold" style:font-size-asian="10.5pt"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cfe7f5"/>
      <style:paragraph-properties fo:margin-left="0.0201in" fo:margin-right="0.0201in" fo:margin-top="0in" fo:margin-bottom="0in" loext:contextual-spacing="false" fo:text-indent="0in" style:auto-text-indent="false" fo:background-color="transparent" style:shadow="none"/>
      <style:text-properties fo:font-size="10pt" fo:font-weight="bold" style:font-size-asian="14pt" style:font-weight-asian="bold" style:font-size-complex="14pt" style:font-weight-complex="bold"/>
    </style:style>
    <style:style style:name="Table" style:family="paragraph" style:parent-style-name="Caption"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799in" fo:margin-bottom="0.5in" fo:margin-left="0.5in" fo:margin-right="0.659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8T12:04:18</meta:creation-date>
    <dc:date>2017-01-30T21:12:32.145024730</dc:date>
    <meta:editing-duration>P6DT9H8M51S</meta:editing-duration>
    <meta:editing-cycles>173</meta:editing-cycles>
    <meta:generator>LibreOffice/5.1.3.2$Linux_X86_64 LibreOffice_project/10m0$Build-2</meta:generator>
    <meta:print-date>2013-08-30T17:27:46</meta:print-date>
    <dc:creator>aggi </dc:creator>
    <meta:document-statistic meta:table-count="1" meta:image-count="0" meta:object-count="0" meta:page-count="3" meta:paragraph-count="183" meta:word-count="995" meta:character-count="7366" meta:non-whitespace-character-count="6505"/>
  </office:meta>
</office:document-meta>
</file>